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 Serif'"/>
    <style:font-face style:name="Calibri" svg:font-family="Calibri, sans-serif"/>
    <style:font-face style:name="Courier" svg:font-family="Courier, 'MS Courier New', Prestige, 'Everson Monocourrier', monospace"/>
    <style:font-face style:name="Helvetica" svg:font-family="Helvetica, Arial, 'Liberation Sans', FreeSans, sans-serif"/>
    <style:font-face style:name="Lucida Grande" svg:font-family="'Lucida Grande', Tahoma, Verdana, Arial, Helvetica, sans-serif"/>
    <style:font-face style:name="Mangal1" svg:font-family="Mangal"/>
    <style:font-face style:name="Times New Roman1" svg:font-family="'Times New Roman'"/>
    <style:font-face style:name="Verdana" svg:font-family="Verdana, Arial, SunSans-Regular,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6.011cm" style:rel-column-width="23173*"/>
    </style:style>
    <style:style style:name="Table2.B" style:family="table-column">
      <style:table-column-properties style:column-width="10.989cm" style:rel-column-width="42362*"/>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6.011cm" style:rel-column-width="23173*"/>
    </style:style>
    <style:style style:name="Table1.B" style:family="table-column">
      <style:table-column-properties style:column-width="10.989cm" style:rel-column-width="42362*"/>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6.011cm" style:rel-column-width="23173*"/>
    </style:style>
    <style:style style:name="Table3.B" style:family="table-column">
      <style:table-column-properties style:column-width="10.989cm" style:rel-column-width="42362*"/>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6.011cm" style:rel-column-width="23173*"/>
    </style:style>
    <style:style style:name="Table5.B" style:family="table-column">
      <style:table-column-properties style:column-width="10.989cm" style:rel-column-width="42362*"/>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0pt" fo:language="en" fo:country="US" style:font-size-asian="10pt" style:font-size-complex="10pt"/>
    </style:style>
    <style:style style:name="P2" style:family="paragraph" style:parent-style-name="Standard">
      <style:text-properties style:font-name="Arial" fo:font-size="10pt" fo:language="en" fo:country="US" fo:font-weight="normal" style:font-size-asian="10pt" style:font-weight-asian="normal" style:font-size-complex="10pt" style:font-weight-complex="normal"/>
    </style:style>
    <style:style style:name="P3" style:family="paragraph" style:parent-style-name="Standard">
      <style:text-properties style:font-name="Arial" fo:font-size="10pt" fo:language="en" fo:country="US" fo:background-color="#ffff00" style:font-size-asian="10pt" style:font-size-complex="10pt"/>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style:font-name="Arial" fo:font-size="8pt" style:font-size-asian="8pt" style:font-size-complex="8pt"/>
    </style:style>
    <style:style style:name="P6" style:family="paragraph" style:parent-style-name="Standard">
      <style:text-properties style:font-name="Arial" fo:font-size="8pt" fo:language="en" fo:country="US" style:font-size-asian="8pt" style:font-size-complex="8pt"/>
    </style:style>
    <style:style style:name="P7" style:family="paragraph" style:parent-style-name="Standard">
      <style:text-properties style:font-name="Arial" fo:font-size="8pt" fo:language="en" fo:country="US" fo:font-weight="normal" style:font-size-asian="8pt" style:font-weight-asian="normal" style:font-size-complex="8pt" style:font-weight-complex="normal"/>
    </style:style>
    <style:style style:name="P8" style:family="paragraph" style:parent-style-name="Standard">
      <style:text-properties style:font-name="Arial" fo:font-size="8pt" fo:font-weight="normal" style:font-size-asian="8pt" style:font-weight-asian="normal" style:font-size-complex="8pt" style:font-weight-complex="normal"/>
    </style:style>
    <style:style style:name="P9"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Table_20_Contents">
      <style:paragraph-properties fo:text-align="center" style:justify-single-word="false"/>
      <style:text-properties style:font-name="Arial" fo:font-size="10pt" fo:language="en" fo:country="US" fo:font-weight="bold" style:font-name-asian="SimSun" style:font-size-asian="10pt" style:font-weight-asian="bold" style:font-name-complex="Mangal" style:font-size-complex="10pt" style:font-weight-complex="bold"/>
    </style:style>
    <style:style style:name="P11" style:family="paragraph" style:parent-style-name="Table_20_Contents">
      <style:text-properties style:font-name="Arial" fo:font-size="10pt" fo:language="en" fo:country="US" style:font-size-asian="10pt" style:font-size-complex="10pt"/>
    </style:style>
    <style:style style:name="P12" style:family="paragraph" style:parent-style-name="Table_20_Contents">
      <style:text-properties style:font-name="Arial" fo:font-size="10pt" fo:language="en" fo:country="US" fo:font-weight="normal" style:font-size-asian="10pt" style:font-weight-asian="normal" style:font-size-complex="10pt" style:font-weight-complex="normal"/>
    </style:style>
    <style:style style:name="P13" style:family="paragraph" style:parent-style-name="Table_20_Contents">
      <style:text-properties style:font-name="Arial" fo:font-size="10pt" fo:font-weight="normal" style:font-size-asian="10pt" style:font-weight-asian="normal" style:font-size-complex="10pt" style:font-weight-complex="normal"/>
    </style:style>
    <style:style style:name="P14" style:family="paragraph" style:parent-style-name="Table_20_Heading">
      <style:text-properties style:font-name="Arial" fo:font-size="10pt" fo:language="en" fo:country="US" style:font-size-asian="10pt" style:font-size-complex="10pt"/>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margin-left="0cm" fo:margin-right="0cm" fo:orphans="2" fo:widows="2" fo:text-indent="0cm" style:auto-text-indent="false"/>
      <style:text-properties fo:font-variant="normal" fo:text-transform="none" fo:color="#333333" style:font-name="Arial" fo:font-size="8pt" fo:letter-spacing="normal" fo:font-style="normal" fo:font-weight="normal" style:font-size-asian="8pt" style:font-size-complex="8pt"/>
    </style:style>
    <style:style style:name="P17" style:family="paragraph" style:parent-style-name="Preformatted_20_Text">
      <style:text-properties style:font-name="Arial" fo:font-size="7.80000019073486pt" fo:language="en" fo:country="US" style:font-size-asian="10pt" style:font-size-complex="10pt"/>
    </style:style>
    <style:style style:name="P18" style:family="paragraph" style:parent-style-name="Preformatted_20_Text">
      <style:text-properties fo:font-variant="normal" fo:text-transform="none" fo:color="#000000" style:font-name="Arial" fo:font-size="10pt" fo:letter-spacing="normal" fo:language="en" fo:country="US" fo:font-style="normal" fo:font-weight="normal" style:font-size-asian="10pt" style:font-size-complex="10pt"/>
    </style:style>
    <style:style style:name="P19" style:family="paragraph" style:parent-style-name="Standard">
      <style:text-properties style:font-name="Arial" fo:font-size="10pt" fo:language="en" fo:country="US" fo:background-color="#ffff00" style:font-size-asian="10pt" style:font-size-complex="10pt"/>
    </style:style>
    <style:style style:name="P20" style:family="paragraph" style:parent-style-name="Standard">
      <style:text-properties style:font-name="Arial" fo:font-size="10pt" style:font-size-asian="10pt" style:font-size-complex="10pt"/>
    </style:style>
    <style:style style:name="P21" style:family="paragraph" style:parent-style-name="Standard">
      <style:paragraph-properties fo:margin-left="0cm" fo:margin-right="0cm" fo:margin-top="0cm" fo:margin-bottom="0cm" fo:text-indent="0cm" style:auto-text-indent="false" fo:padding="0cm" fo:border="none"/>
    </style:style>
    <style:style style:name="P22" style:family="paragraph" style:parent-style-name="Standard">
      <style:paragraph-properties fo:margin-left="0cm" fo:margin-right="0cm" fo:margin-top="0cm" fo:margin-bottom="0cm" fo:text-indent="0cm" style:auto-text-indent="false" fo:padding="0cm" fo:border="none"/>
      <style:text-properties style:font-name="Arial" fo:font-size="10pt" fo:language="en" fo:country="US" style:font-size-asian="10pt" style:font-size-complex="10pt"/>
    </style:style>
    <style:style style:name="P23" style:family="paragraph" style:parent-style-name="Text_20_body">
      <style:paragraph-properties fo:margin-left="0cm" fo:margin-right="0cm" fo:orphans="2" fo:widows="2" fo:text-indent="0cm" style:auto-text-indent="false"/>
      <style:text-properties fo:font-variant="normal" fo:text-transform="none" fo:color="#333333" style:font-name="Arial" fo:font-size="8pt" fo:letter-spacing="normal" fo:font-style="normal" fo:font-weight="normal" style:font-size-asian="8pt" style:font-size-complex="8pt"/>
    </style:style>
    <style:style style:name="P24" style:family="paragraph" style:parent-style-name="Text_20_body">
      <style:paragraph-properties fo:margin-left="0cm" fo:margin-right="0cm" fo:orphans="2" fo:widows="2" fo:text-indent="0cm" style:auto-text-indent="false"/>
      <style:text-properties fo:font-variant="normal" fo:text-transform="none" fo:color="#333333" style:font-name="Arial" fo:font-size="8pt" fo:letter-spacing="normal" fo:language="en" fo:country="US" fo:font-style="normal" fo:font-weight="normal" style:font-size-asian="8pt" style:font-size-complex="8pt"/>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Arial" fo:font-size="8pt" fo:letter-spacing="normal" fo:language="en" fo:country="US" fo:font-style="normal" fo:font-weight="normal" style:font-size-asian="8pt" style:font-size-complex="8pt"/>
    </style:style>
    <style:style style:name="P26" style:family="paragraph" style:parent-style-name="Text_20_body">
      <style:paragraph-properties fo:margin-left="0cm" fo:margin-right="0cm" fo:orphans="2" fo:widows="2" fo:text-indent="0cm" style:auto-text-indent="false"/>
      <style:text-properties style:font-name="Arial" fo:font-size="8pt" fo:language="en" fo:country="US" style:font-size-asian="8pt" style:font-size-complex="8pt"/>
    </style:style>
    <style:style style:name="P27" style:family="paragraph" style:parent-style-name="Text_20_body">
      <style:paragraph-properties fo:margin-left="0cm" fo:margin-right="0cm" fo:margin-top="0cm" fo:margin-bottom="0cm" style:line-height-at-least="0.466cm" fo:orphans="2" fo:widows="2" fo:text-indent="0cm" style:auto-text-indent="false" fo:background-color="#ffffff" fo:padding="0cm" fo:border="none">
        <style:background-image/>
      </style:paragraph-properties>
    </style:style>
    <style:style style:name="P28" style:family="paragraph" style:parent-style-name="Text_20_body">
      <style:paragraph-properties fo:margin-left="0cm" fo:margin-right="0cm" fo:margin-top="0cm" fo:margin-bottom="0cm" style:line-height-at-least="0.466cm" fo:orphans="2" fo:widows="2" fo:text-indent="0cm" style:auto-text-indent="false" fo:background-color="#ffffff" fo:padding="0cm" fo:border="none">
        <style:background-image/>
      </style:paragraph-properties>
      <style:text-properties fo:font-variant="normal" fo:text-transform="none" fo:color="#333333" style:font-name="Helvetica" fo:font-size="9pt" fo:letter-spacing="normal" fo:font-style="normal" fo:font-weight="normal"/>
    </style:style>
    <style:style style:name="P29" style:family="paragraph" style:parent-style-name="Text_20_body">
      <style:text-properties style:font-name="Arial" fo:font-size="10pt" style:font-size-asian="10pt" style:font-size-complex="10pt"/>
    </style:style>
    <style:style style:name="P30" style:family="paragraph" style:parent-style-name="Text_20_body" style:list-style-name="L1">
      <style:paragraph-properties fo:margin-left="0.635cm" fo:margin-right="0cm" fo:margin-top="0cm" fo:margin-bottom="0cm" style:line-height-at-least="0.466cm" fo:orphans="2" fo:widows="2" fo:text-indent="0cm" style:auto-text-indent="false" fo:background-color="transparent" fo:padding="0cm" fo:border="none">
        <style:background-image/>
      </style:paragraph-properties>
      <style:text-properties fo:font-variant="normal" fo:text-transform="none" fo:color="#333333" style:font-name="Helvetica" fo:font-size="9pt" fo:letter-spacing="normal" fo:font-style="normal" fo:font-weight="normal"/>
    </style:style>
    <style:style style:name="P31" style:family="paragraph" style:parent-style-name="Heading_20_1">
      <style:text-properties fo:font-size="14pt" style:font-size-asian="14pt" style:font-size-complex="14pt"/>
    </style:style>
    <style:style style:name="P32" style:family="paragraph" style:parent-style-name="Table_20_Contents">
      <style:text-properties fo:font-variant="normal" fo:text-transform="none" fo:color="#333333" style:font-name="Arial" fo:font-size="8pt" fo:letter-spacing="normal" fo:font-style="normal" fo:font-weight="normal" style:font-size-asian="8pt" style:font-size-complex="8pt"/>
    </style:style>
    <style:style style:name="P33" style:family="paragraph" style:parent-style-name="Table_20_Contents">
      <style:text-properties style:font-name="Arial" fo:font-size="10pt" fo:language="en" fo:country="US" style:font-size-asian="10pt" style:font-size-complex="10pt"/>
    </style:style>
    <style:style style:name="P34" style:family="paragraph" style:parent-style-name="Table_20_Contents">
      <style:text-properties style:font-name="Arial" fo:font-size="8pt" fo:language="en" fo:country="US" style:font-size-asian="8pt" style:font-size-complex="8pt"/>
    </style:style>
    <style:style style:name="P35" style:family="paragraph" style:parent-style-name="Heading_20_2">
      <style:text-properties fo:font-size="12pt" fo:font-style="normal" style:font-size-asian="12pt" style:font-style-asian="normal" style:font-size-complex="12pt" style:font-style-complex="normal"/>
    </style:style>
    <style:style style:name="P36" style:family="paragraph" style:parent-style-name="Heading_20_2">
      <style:text-properties style:font-name="Arial" fo:font-size="12pt" fo:font-style="normal" style:font-size-asian="12pt" style:font-style-asian="normal" style:font-size-complex="12pt" style:font-style-complex="normal"/>
    </style:style>
    <style:style style:name="P37" style:family="paragraph" style:parent-style-name="Heading_20_2">
      <style:text-properties style:font-name="Arial" fo:font-size="12pt" style:font-size-asian="12pt" style:font-size-complex="12pt"/>
    </style:style>
    <style:style style:name="P38"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cc0000" style:font-name="Arial" fo:font-size="8pt" fo:letter-spacing="normal" fo:font-style="normal" fo:font-weight="bold" style:font-size-asian="8pt" style:font-size-complex="8pt"/>
    </style:style>
    <style:style style:name="P39" style:family="paragraph" style:parent-style-name="Heading_20_2">
      <style:paragraph-properties fo:margin-top="0cm" fo:margin-bottom="0cm"/>
      <style:text-properties fo:font-variant="normal" fo:text-transform="none" fo:color="#000000" style:font-name="Arial" fo:font-size="10pt" fo:letter-spacing="normal" fo:language="en" fo:country="US" fo:font-style="normal" style:font-size-asian="10pt" style:font-size-complex="10pt"/>
    </style:style>
    <style:style style:name="P40" style:family="paragraph" style:parent-style-name="Preformatted_20_Text">
      <style:text-properties fo:font-variant="normal" fo:text-transform="none" fo:color="#000000" style:font-name="Arial" fo:font-size="10pt" fo:letter-spacing="normal" fo:language="en" fo:country="US" fo:font-style="normal" fo:font-weight="normal" style:font-size-asian="10pt" style:font-size-complex="10pt"/>
    </style:style>
    <style:style style:name="P41" style:family="paragraph" style:parent-style-name="Preformatted_20_Text">
      <style:text-properties style:font-name="Arial" fo:font-size="7.80000019073486pt" fo:language="en" fo:country="US" style:font-size-asian="10pt" style:font-size-complex="10pt"/>
    </style:style>
    <style:style style:name="P42" style:family="paragraph" style:parent-style-name="Heading_20_4">
      <style:text-properties style:font-name="Arial" fo:font-size="12pt" fo:font-style="normal" style:font-size-asian="12pt" style:font-style-asian="normal" style:font-size-complex="12pt" style:font-style-complex="normal"/>
    </style:style>
    <style:style style:name="P43" style:family="paragraph" style:parent-style-name="Horizontal_20_Line">
      <style:text-properties style:font-name="Arial" fo:font-size="8pt" fo:language="en" fo:country="US" style:font-size-asian="8pt" style:font-size-complex="8pt"/>
    </style:style>
    <style:style style:name="T1" style:family="text">
      <style:text-properties style:font-name="Arial"/>
    </style:style>
    <style:style style:name="T2"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3" style:family="text">
      <style:text-properties style:font-name="Arial" fo:font-size="12pt" fo:font-style="normal" style:font-size-asian="12pt" style:font-style-asian="normal" style:font-size-complex="12pt" style:font-style-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000000"/>
    </style:style>
    <style:style style:name="T8" style:family="text">
      <style:text-properties fo:color="#000000" style:text-line-through-style="none" fo:font-size="10pt" style:text-underline-style="none" style:text-blinking="false" style:font-size-asian="10pt" style:font-size-complex="10pt"/>
    </style:style>
    <style:style style:name="T9" style:family="text">
      <style:text-properties fo:font-variant="normal" fo:text-transform="none"/>
    </style:style>
    <style:style style:name="T10" style:family="text">
      <style:text-properties fo:font-variant="normal" fo:text-transform="none" fo:color="#000000" fo:font-size="10pt" fo:letter-spacing="normal" fo:font-style="normal" fo:font-weight="normal"/>
    </style:style>
    <style:style style:name="T11" style:family="text">
      <style:text-properties fo:font-variant="normal" fo:text-transform="none" fo:color="#333333" fo:letter-spacing="normal"/>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style:font-name="Arial" fo:letter-spacing="normal"/>
    </style:style>
    <style:style style:name="T14" style:family="text">
      <style:text-properties fo:font-variant="normal" fo:text-transform="none" fo:color="#333333" style:font-name="Arial" fo:letter-spacing="normal" fo:font-style="normal" fo:font-weight="normal"/>
    </style:style>
    <style:style style:name="T15" style:family="text">
      <style:text-properties fo:font-variant="normal" fo:text-transform="none" fo:color="#333333" style:font-name="Arial" fo:font-size="10pt" fo:letter-spacing="normal" fo:font-style="normal" fo:font-weight="normal" style:font-size-asian="10pt" style:font-size-complex="10pt"/>
    </style:style>
    <style:style style:name="T16" style:family="text">
      <style:text-properties fo:font-variant="normal" fo:text-transform="none" fo:color="#333333" style:font-name="Arial" fo:font-size="8pt" fo:letter-spacing="normal" fo:font-style="normal" fo:font-weight="normal" style:font-size-asian="8pt" style:font-size-complex="8pt"/>
    </style:style>
    <style:style style:name="T17" style:family="text">
      <style:text-properties fo:font-variant="normal" fo:text-transform="none" fo:color="#333333" style:font-name="Helvetica" fo:font-size="9pt" fo:letter-spacing="normal" fo:font-style="normal" fo:font-weight="normal"/>
    </style:style>
    <style:style style:name="T18" style:family="text">
      <style:text-properties fo:font-variant="normal" fo:text-transform="none" fo:color="#0000ff" style:font-name="Arial" fo:font-size="8pt" fo:letter-spacing="normal" fo:font-style="normal" fo:font-weight="normal" style:font-size-asian="8pt" style:font-size-complex="8pt"/>
    </style:style>
    <style:style style:name="T19" style:family="text">
      <style:text-properties fo:font-variant="normal" fo:text-transform="none" fo:color="#107ec0" style:font-name="Arial" fo:letter-spacing="normal" fo:font-style="normal" fo:font-weight="normal"/>
    </style:style>
    <style:style style:name="T20" style:family="text">
      <style:text-properties fo:font-variant="normal" fo:text-transform="none" fo:color="#107ec0" fo:letter-spacing="normal" fo:font-style="normal" fo:font-weight="normal"/>
    </style:style>
    <style:style style:name="T21" style:family="text">
      <style:text-properties fo:font-variant="normal" fo:text-transform="none" fo:color="#3e4f90" style:text-line-through-style="none" style:font-name="Helvetica" fo:font-size="9pt" fo:letter-spacing="normal" fo:font-style="normal" style:text-underline-style="none" fo:font-weight="bold" style:text-blinking="false" fo:background-color="transparent"/>
    </style:style>
    <style:style style:name="T22" style:family="text">
      <style:text-properties fo:letter-spacing="normal"/>
    </style:style>
    <style:style style:name="T23" style:family="text">
      <style:text-properties fo:font-weight="normal"/>
    </style:style>
    <style:style style:name="T24" style:family="text">
      <style:text-properties fo:font-size="10pt" style:font-size-asian="10pt" style:font-size-complex="10pt"/>
    </style:style>
    <style:style style:name="T25" style:family="text">
      <style:text-properties fo:font-size="10pt" fo:language="en" fo:country="US" style:font-size-asian="10pt" style:font-size-complex="10pt"/>
    </style:style>
    <style:style style:name="T26" style:family="text">
      <style:text-properties fo:color="#660066"/>
    </style:style>
    <style:style style:name="T27" style:family="text">
      <style:text-properties fo:color="#1773a9" style:text-line-through-style="none" style:text-underline-style="none" style:text-blinking="false"/>
    </style:style>
    <style:style style:name="T28" style:family="text">
      <style:text-properties fo:color="#1773a9" style:text-line-through-style="none" style:font-name="inherit" style:text-underline-style="none" style:text-blinking="false"/>
    </style:style>
    <style:style style:name="T29" style:family="text">
      <style:text-properties fo:color="#1773a9" style:text-line-through-style="none" style:font-name="Arial" style:text-underline-style="none" style:text-blinking="false"/>
    </style:style>
    <style:style style:name="T30" style:family="text">
      <style:text-properties fo:color="#1773a9" style:text-line-through-style="none" style:font-name="Arial" fo:font-size="10pt" style:text-underline-style="none" style:text-blinking="false" style:font-size-asian="10pt" style:font-size-complex="10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hird-Party Software Licenses</text:h>
      <text:h text:style-name="P35" text:outline-level="2">1. JAR File Licenses</text:h>
      <table:table table:name="Table2" table:style-name="Table2">
        <table:table-column table:style-name="Table2.A"/>
        <table:table-column table:style-name="Table2.B"/>
        <table:table-header-rows>
          <table:table-row>
            <table:table-cell table:style-name="Table2.A1" office:value-type="string">
              <text:p text:style-name="P14">Third-Party Software</text:p>
            </table:table-cell>
            <table:table-cell table:style-name="Table2.B1" office:value-type="string">
              <text:p text:style-name="P10">License</text:p>
            </table:table-cell>
          </table:table-row>
        </table:table-header-rows>
        <table:table-row>
          <table:table-cell table:style-name="Table2.A2" office:value-type="string">
            <text:p text:style-name="P1">avalon-framework-api-4.3.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avalon-framework-impl-4.3.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bcmail-jdk16-145.jar</text:p>
          </table:table-cell>
          <table:table-cell table:style-name="Table2.B2" office:value-type="string">
            <text:p text:style-name="Table_20_Contents"><text:a xlink:type="simple" xlink:href="http://www.bouncycastle.org/licence.html">http://www.bouncycastle.org/licence.html</text:a><text:span text:style-name="T15"> </text:span></text:p>
            <text:p text:style-name="P32"/>
            <text:p text:style-name="Table_20_Contents"><text:span text:style-name="T16">This license is an adaptation of the </text:span><text:a xlink:type="simple" xlink:href="http://opensource.org/licenses/mit-license.php"><text:span text:style-name="T18">MIT X11 License</text:span></text:a><text:span text:style-name="T16"> and should be read as such.</text:span></text:p>
            <text:h text:style-name="P38" text:outline-level="2"/>
            <text:h text:style-name="P38" text:outline-level="2">LICENSE</text:h>
            <text:p text:style-name="P16">Copyright (c) 2000 - 2011 The Legion Of The Bouncy Castle (http://www.bouncycastle.org)</text:p>
            <text:p text:style-name="P1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6">The above copyright notice and this permission notice shall be included in all copies or substantial portions of the Software.</text:p>
            <text:p text:style-name="P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row>
          <table:table-cell table:style-name="Table2.A2" office:value-type="string">
            <text:p text:style-name="P1">bcprov-jdk16-145.jar</text:p>
          </table:table-cell>
          <table:table-cell table:style-name="Table2.B2" office:value-type="string">
            <text:p text:style-name="Table_20_Contents"><text:a xlink:type="simple" xlink:href="http://www.bouncycastle.org/licence.html">http://www.bouncycastle.org/licence.html</text:a><text:span text:style-name="T15"> </text:span></text:p>
            <text:p text:style-name="P32"/>
            <text:p text:style-name="Table_20_Contents"><text:span text:style-name="T16">This license is an adaptation of the </text:span><text:a xlink:type="simple" xlink:href="http://opensource.org/licenses/mit-license.php"><text:span text:style-name="T18">MIT X11 License</text:span></text:a><text:span text:style-name="T16"> and should be read as such.</text:span></text:p>
            <text:h text:style-name="P38" text:outline-level="2"/>
            <text:h text:style-name="P38" text:outline-level="2">LICENSE</text:h>
            <text:p text:style-name="P16">Copyright (c) 2000 - 2011 The Legion Of The Bouncy Castle (http://www.bouncycastle.org)</text:p>
            <text:p text:style-name="P1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6">The above copyright notice and this permission notice shall be included in all copies or substantial portions of the Software.</text:p>
            <text:p text:style-name="P2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row>
          <table:table-cell table:style-name="Table2.A2" office:value-type="string">
            <text:p text:style-name="P3">bootstrapconnector.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19">GNU Lesser General Public License v3</text:span></text:a><text:span text:style-name="T13"> </text:span><text:span text:style-name="T14">(LGPL)</text:span><text:span text:style-name="T1"> </text:span></text:p>
          </table:table-cell>
        </table:table-row>
        <table:table-row>
          <table:table-cell table:style-name="Table2.A2" office:value-type="string">
            <text:p text:style-name="P1">commons-cli-1.2.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codec-1.3.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io-1.3.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io-1.4.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lang-2.4.jar</text:p>
          </table:table-cell>
          <table:table-cell table:style-name="Table2.B2" office:value-type="string">
            <text:p text:style-name="P11"><text:a xlink:type="simple" xlink:href="http://www.apache.org/licenses/LICENSE-2.0">http://www.apache.org/licenses/LICENSE-2.0</text:a></text:p>
          </table:table-cell>
        </table:table-row>
        <text:soft-page-break/>
        <table:table-row>
          <table:table-cell table:style-name="Table2.A2" office:value-type="string">
            <text:p text:style-name="P1">commons-logging-1.1.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commons-vfs-patched-1.9.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docx4j-2.6.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filterbuilder.jar</text:p>
          </table:table-cell>
          <table:table-cell table:style-name="Table2.B2" office:value-type="string">
            <text:p text:style-name="P18">GNU <text:span text:style-name="T26">Lesser</text:span> <text:span text:style-name="T26">General</text:span> <text:span text:style-name="T26">Public</text:span> <text:span text:style-name="T26">License</text:span></text:p>
            <text:p text:style-name="P11"><text:a xlink:type="simple" xlink:href="http://www.assembla.com/code/JSearchEngine/subversion/nodes/JSearchEngine/lib/htmlparser1_6/license.txt?rev=1">http://www.assembla.com/code/JSearchEngine/subversion/nodes/JSearchEngine/lib/htmlparser1_6/license.txt?rev=1</text:a> </text:p>
          </table:table-cell>
        </table:table-row>
        <table:table-row>
          <table:table-cell table:style-name="Table2.A2" office:value-type="string">
            <text:p text:style-name="P1">fontbox-1.5.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fop-1.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htmllexer.jar</text:p>
          </table:table-cell>
          <table:table-cell table:style-name="Table2.B2" office:value-type="string">
            <text:p text:style-name="P18">Common Public License Version 1.0</text:p>
            <text:p text:style-name="P17"><text:a xlink:type="simple" xlink:href="http://www.opensource.org/licenses/cpl1.0"><text:span text:style-name="T10">http://www.opensource.org/licenses/cpl1.0</text:span></text:a></text:p>
          </table:table-cell>
        </table:table-row>
        <table:table-row>
          <table:table-cell table:style-name="Table2.A2" office:value-type="string">
            <text:p text:style-name="P1">htmlparser.jar</text:p>
          </table:table-cell>
          <table:table-cell table:style-name="Table2.B2" office:value-type="string">
            <text:p text:style-name="P18">Common Public License Version 1.0</text:p>
            <text:p text:style-name="P17"><text:a xlink:type="simple" xlink:href="http://www.opensource.org/licenses/cpl1.0"><text:span text:style-name="T10">http://www.opensource.org/licenses/cpl1.0</text:span></text:a></text:p>
          </table:table-cell>
        </table:table-row>
        <table:table-row>
          <table:table-cell table:style-name="Table2.A2" office:value-type="string">
            <text:p text:style-name="P1">hwpf-3.4.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icu4j-4_4.zip</text:p>
          </table:table-cell>
          <table:table-cell table:style-name="Table2.B2" office:value-type="string">
            <text:h text:style-name="P39" text:outline-level="2">ICU License - ICU 1.8.1 and later</text:h>
            <text:p text:style-name="P25">COPYRIGHT AND PERMISSION NOTICE</text:p>
            <text:p text:style-name="P25">Copyright (c) 1995-2012 International Business Machines Corporation and others</text:p>
            <text:p text:style-name="P25">All rights reserved.</text:p>
            <text:p text:style-name="P25">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P25">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5">Except as contained in this notice, the name of a copyright holder shall not be used in advertising or otherwise to promote the sale, use or other dealings in this Software without prior written authorization of the copyright holder.</text:p>
            <text:p text:style-name="P43"/>
            <text:p text:style-name="P26">All trademarks and registered trademarks mentioned herein are the property of their respective owners.</text:p>
          </table:table-cell>
        </table:table-row>
        <table:table-row>
          <table:table-cell table:style-name="Table2.A2" office:value-type="string">
            <text:p text:style-name="P1">javax.servlet.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jdom-1.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jdom.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jempbox-1.5.0.jar</text:p>
          </table:table-cell>
          <table:table-cell table:style-name="Table2.B2" office:value-type="string">
            <text:p text:style-name="P34">Copyright (c) 2003-2005, www.fontbox.org</text:p>
            <text:p text:style-name="P34">All rights reserved.</text:p>
            <text:p text:style-name="P34"/>
            <text:p text:style-name="P34">Redistribution and use in source and binary forms, with or without</text:p>
            <text:p text:style-name="P34">modification, are permitted provided that the following conditions are met:</text:p>
            <text:p text:style-name="P34"/>
            <text:p text:style-name="P34">1. Redistributions of source code must retain the above copyright notice,</text:p>
            <text:p text:style-name="P34"><text:s text:c="3"/>this list of conditions and the following disclaimer.</text:p>
            <text:p text:style-name="P34">2. Redistributions in binary form must reproduce the above copyright notice,</text:p>
            <text:p text:style-name="P34"><text:s text:c="3"/>this list of conditions and the following disclaimer in the documentation</text:p>
            <text:p text:style-name="P34"><text:s text:c="3"/>and/or other materials provided with the distribution.</text:p>
            <text:p text:style-name="P34">3. Neither the name of fontbox; nor the names of its</text:p>
            <text:p text:style-name="P34"><text:s text:c="3"/>contributors may be used to endorse or promote products derived from this</text:p>
            <text:p text:style-name="P34"><text:s text:c="3"/>software without specific prior written permission.</text:p>
            <text:p text:style-name="P34"/>
            <text:p text:style-name="P34"><text:soft-page-break/>THIS SOFTWARE IS PROVIDED BY THE COPYRIGHT HOLDERS AND CONTRIBUTORS "AS IS" AND ANY EXPRESS OR IMPLIED WARRANTIES, INCLUDING, BUT NOT LIMITED TO, THE IMPLIED WARRANTIES OF MERCHANTABILITY AND FITNESS FOR A PARTICULAR PURPOSE ARE</text:p>
            <text:p text:style-name="P34">DISCLAIMED. <text:s/>IN NO EVENT SHALL THE REGENTS OR CONTRIBUTORS BE LIABLE FOR ANY DIRECT, INDIRECT, INCIDENTAL, SPECIAL, EXEMPLARY, OR CONSEQUENTIAL DAMAGES (INCLUDING, BUT NOT LIMITED TO, PROCUREMENT OF SUBSTITUTE GOODS OR SERVICES;</text:p>
            <text:p text:style-name="P34">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table-row>
        <table:table-row>
          <table:table-cell table:style-name="Table2.A2" office:value-type="string">
            <text:p text:style-name="P1">jodconverter-cli-2.2.2.jar</text:p>
          </table:table-cell>
          <table:table-cell table:style-name="Table2.B2" office:value-type="string">
            <text:p text:style-name="P21"><text:a xlink:type="simple" xlink:href="http://olex.openlogic.com/licenses/lgpl-v2_1-license"><text:span text:style-name="T30">GNU Lesser General Public License v2.1</text:span></text:a></text:p>
          </table:table-cell>
        </table:table-row>
        <table:table-row>
          <table:table-cell table:style-name="Table2.A2" office:value-type="string">
            <text:p text:style-name="P1">jodconverter-core-3.0-beta-3.jar</text:p>
          </table:table-cell>
          <table:table-cell table:style-name="Table2.B2" office:value-type="string">
            <text:p text:style-name="P22"><text:a xlink:type="simple" xlink:href="http://olex.openlogic.com/licenses/lgpl-v2_1-license"><text:span text:style-name="T29">GNU Lesser General Public License v2.1</text:span></text:a></text:p>
          </table:table-cell>
        </table:table-row>
        <table:table-row>
          <table:table-cell table:style-name="Table2.A2" office:value-type="string">
            <text:p text:style-name="P3">juh-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20">GNU Lesser General Public License v3</text:span></text:a><text:span text:style-name="T11"> </text:span><text:span text:style-name="T12">(LGPL)</text:span> </text:p>
          </table:table-cell>
        </table:table-row>
        <table:table-row>
          <table:table-cell table:style-name="Table2.A2" office:value-type="string">
            <text:p text:style-name="P3">jurt-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20">GNU Lesser General Public License v3</text:span></text:a><text:span text:style-name="T11"> </text:span><text:span text:style-name="T12">(LGPL)</text:span> </text:p>
          </table:table-cell>
        </table:table-row>
        <table:table-row>
          <table:table-cell table:style-name="Table2.A2" office:value-type="string">
            <text:p text:style-name="P1">log4j-1.2.16.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pdfbox-1.5.0.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3">ridl-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20">GNU Lesser General Public License v3</text:span></text:a><text:span text:style-name="T11"> </text:span><text:span text:style-name="T12">(LGPL)</text:span> </text:p>
          </table:table-cell>
        </table:table-row>
        <table:table-row>
          <table:table-cell table:style-name="Table2.A2" office:value-type="string">
            <text:p text:style-name="P1">serializer-2.7.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sitecapturer.jar</text:p>
          </table:table-cell>
          <table:table-cell table:style-name="Table2.B2" office:value-type="string">
            <text:p text:style-name="P18">Common Public License Version 1.0 (or later)</text:p>
            <text:p text:style-name="P17"><text:a xlink:type="simple" xlink:href="http://www.opensource.org/licenses/cpl1.0"><text:span text:style-name="T10">http://www.opensource.org/licenses/cpl1.0</text:span></text:a></text:p>
          </table:table-cell>
        </table:table-row>
        <table:table-row>
          <table:table-cell table:style-name="Table2.A2" office:value-type="string">
            <text:p text:style-name="P1">slf4j-api-1.5.6.jar</text:p>
          </table:table-cell>
          <table:table-cell table:style-name="Table2.B2" office:value-type="string">
            <text:p text:style-name="P11">SLF4J source code and binaries are distributed under the MIT license.</text:p>
            <text:p text:style-name="P34"/>
            <text:p text:style-name="P34"><text:s/>Copyright (c) 2004-2011 QOS.ch</text:p>
            <text:p text:style-name="P34"><text:s/>All rights reserved.</text:p>
            <text:p text:style-name="P34"/>
            <text:p text:style-name="P34"><text:s/>Permission is hereby granted, free <text:s/>of charge, to any person obtaining</text:p>
            <text:p text:style-name="P34"><text:s/>a <text:s/>copy <text:s/>of this <text:s/>software <text:s/>and <text:s/>associated <text:s/>documentation files <text:s/>(the</text:p>
            <text:p text:style-name="P34"><text:s/>"Software"), to <text:s/>deal in <text:s/>the Software without <text:s/>restriction, including</text:p>
            <text:p text:style-name="P34"><text:s/>without limitation <text:s/>the rights to <text:s/>use, copy, modify, <text:s/>merge, publish,</text:p>
            <text:p text:style-name="P34"><text:s/>distribute, <text:s/>sublicense, and/or sell <text:s/>copies of <text:s/>the Software, <text:s/>and to</text:p>
            <text:p text:style-name="P34"><text:s/>permit persons to whom the Software <text:s/>is furnished to do so, subject to</text:p>
            <text:p text:style-name="P34"><text:s/>the following conditions:</text:p>
            <text:p text:style-name="P34"><text:s/></text:p>
            <text:p text:style-name="P34"><text:s/>The <text:s/>above <text:s/>copyright <text:s/>notice <text:s/>and <text:s/>this permission <text:s/>notice <text:s/>shall <text:s/>be</text:p>
            <text:p text:style-name="P34"><text:s/>included in all copies or substantial portions of the Software.</text:p>
            <text:p text:style-name="P34"><text:s/></text:p>
            <text:p text:style-name="P34"><text:s/>THE <text:s/>SOFTWARE IS <text:s/>PROVIDED <text:s/>"AS <text:s/>IS", WITHOUT <text:s/>WARRANTY <text:s/>OF ANY <text:s/>KIND, <text:s/>EXPRESS OR <text:s/>IMPLIED, INCLUDING <text:s/>BUT NOT LIMITED <text:s/>TO THE <text:s/>WARRANTIES OF <text:s/>MERCHANTABILITY, <text:s text:c="3"/>FITNESS <text:s text:c="3"/>FOR <text:s text:c="3"/>A <text:s text:c="2"/>PARTICULAR <text:s text:c="3"/>PURPOSE <text:s text:c="3"/>AND <text:s/>NONINFRINGEMENT. IN NO EVENT SHALL THE AUTHORS OR COPYRIGHT HOLDERS BE <text:s/>LIABLE FOR ANY CLAIM, DAMAGES OR OTHER LIABILITY, WHETHER IN AN ACTION <text:s/>OF CONTRACT, TORT OR OTHERWISE, <text:s/>ARISING FROM, OUT OF OR IN CONNECTION <text:s/>WITH THE SOFTWARE OR THE USE OR OTHER DEALINGS IN THE SOFTWARE.</text:p>
          </table:table-cell>
        </table:table-row>
        <table:table-row>
          <table:table-cell table:style-name="Table2.A2" office:value-type="string">
            <text:p text:style-name="P1">slf4j-jdk14-1.5.6.jar</text:p>
          </table:table-cell>
          <table:table-cell table:style-name="Table2.B2" office:value-type="string">
            <text:p text:style-name="P11">SLF4J source code and binaries are distributed under the MIT license (see above)</text:p>
          </table:table-cell>
        </table:table-row>
        <table:table-row>
          <table:table-cell table:style-name="Table2.A2" office:value-type="string">
            <text:p text:style-name="P1">thumbelina.jar</text:p>
          </table:table-cell>
          <table:table-cell table:style-name="Table2.B2" office:value-type="string">
            <text:p text:style-name="P18">Common Public License Version 1.0 (or later)</text:p>
            <text:p text:style-name="P17"><text:a xlink:type="simple" xlink:href="http://www.opensource.org/licenses/cpl1.0"><text:span text:style-name="T10">http://www.opensource.org/licenses/cpl1.0</text:span></text:a></text:p>
          </table:table-cell>
        </table:table-row>
        <table:table-row>
          <table:table-cell table:style-name="Table2.A2" office:value-type="string">
            <text:p text:style-name="P3">unoil-3.0.1.jar</text:p>
          </table:table-cell>
          <table:table-cell table:style-name="Table2.B2" office:value-type="string">
            <text:p text:style-name="P11"><text:a xlink:type="simple" xlink:href="http://www.openoffice.org/license.html">http://www.openoffice.org/license.html</text:a> </text:p>
            <text:p text:style-name="P11"><text:a xlink:type="simple" xlink:href="http://www.gnu.org/licenses/lgpl.html"><text:span text:style-name="T20">GNU Lesser General Public License v3</text:span></text:a><text:span text:style-name="T11"> </text:span><text:span text:style-name="T12">(LGPL)</text:span> </text:p>
          </table:table-cell>
        </table:table-row>
        <table:table-row>
          <table:table-cell table:style-name="Table2.A2" office:value-type="string">
            <text:p text:style-name="P1">wmf2svg-0.8.3.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xalan-2.7.1.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xml-apis-1.3.04.jar</text:p>
          </table:table-cell>
          <table:table-cell table:style-name="Table2.B2" office:value-type="string">
            <text:p text:style-name="P11"><text:a xlink:type="simple" xlink:href="http://www.apache.org/licenses/LICENSE-2.0">http://www.apache.org/licenses/LICENSE-2.0</text:a></text:p>
          </table:table-cell>
        </table:table-row>
        <text:soft-page-break/>
        <table:table-row>
          <table:table-cell table:style-name="Table2.A2" office:value-type="string">
            <text:p text:style-name="P1">xmlgraphics-commons-1.4.jar</text:p>
          </table:table-cell>
          <table:table-cell table:style-name="Table2.B2" office:value-type="string">
            <text:p text:style-name="P11"><text:a xlink:type="simple" xlink:href="http://www.apache.org/licenses/LICENSE-2.0">http://www.apache.org/licenses/LICENSE-2.0</text:a></text:p>
          </table:table-cell>
        </table:table-row>
        <table:table-row>
          <table:table-cell table:style-name="Table2.A2" office:value-type="string">
            <text:p text:style-name="P1">xstream-1.3.1.jar</text:p>
          </table:table-cell>
          <table:table-cell table:style-name="Table2.B2" office:value-type="string">
            <text:p text:style-name="P11">XStream is open source software, made available under a BSD license.</text:p>
            <text:p text:style-name="P34"/>
            <text:p text:style-name="P34">Copyright (c) 2003-2006, Joe Walnes</text:p>
            <text:p text:style-name="P34">Copyright (c) 2006-2009, XStream Committers</text:p>
            <text:p text:style-name="P34">All rights reserved.</text:p>
            <text:p text:style-name="P34"/>
            <text:p text:style-name="P34">Redistribution and use in source and binary forms, with or without</text:p>
            <text:p text:style-name="P34">modification, are permitted provided that the following conditions are met:</text:p>
            <text:p text:style-name="P34"/>
            <text:p text:style-name="P34">Redistributions of source code must retain the above copyright notice, this list of</text:p>
            <text:p text:style-name="P34">conditions and the following disclaimer. Redistributions in binary form must reproduce</text:p>
            <text:p text:style-name="P34">the above copyright notice, this list of conditions and the following disclaimer in</text:p>
            <text:p text:style-name="P34">the documentation and/or other materials provided with the distribution.</text:p>
            <text:p text:style-name="P34"/>
            <text:p text:style-name="P34">Neither the name of XStream nor the names of its contributors may be used to endorse</text:p>
            <text:p text:style-name="P34">or promote products derived from this software without specific prior written</text:p>
            <text:p text:style-name="P34">permission.</text:p>
            <text:p text:style-name="P34"/>
            <text:p text:style-name="P34">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table-row>
      </table:table>
      <text:p text:style-name="P15"/>
      <text:p text:style-name="P15"/>
      <text:h text:style-name="P36" text:outline-level="2">2. Source File Licenses</text:h>
      <text:h text:style-name="P42" text:outline-level="4"><text:tab/>2.1 <text:s/>Licenses for Package : org.olanto.conman.util.otheropen</text:h>
      <table:table table:name="Table1" table:style-name="Table1">
        <table:table-column table:style-name="Table1.A"/>
        <table:table-column table:style-name="Table1.B"/>
        <table:table-header-rows>
          <table:table-row>
            <table:table-cell table:style-name="Table1.A1" office:value-type="string">
              <text:p text:style-name="P14">Third-Party Software</text:p>
            </table:table-cell>
            <table:table-cell table:style-name="Table1.B1" office:value-type="string">
              <text:p text:style-name="P10">License</text:p>
            </table:table-cell>
          </table:table-row>
        </table:table-header-rows>
        <table:table-row>
          <table:table-cell table:style-name="Table1.A2" office:value-type="string">
            <text:p text:style-name="P2">public class URLUTF8Encoder</text:p>
          </table:table-cell>
          <table:table-cell table:style-name="Table1.B2" office:value-type="string">
            <text:p text:style-name="P5">/**</text:p>
            <text:p text:style-name="P5"><text:s/>* Provides a method to encode any string into a URL-safe</text:p>
            <text:p text:style-name="P5"><text:s/>* form.</text:p>
            <text:p text:style-name="P5"><text:s/>* Non-ASCII characters are first encoded as sequences of</text:p>
            <text:p text:style-name="P5"><text:s/>* two or three bytes, using the UTF-8 algorithm, before being</text:p>
            <text:p text:style-name="P5"><text:s/>* encoded as %HH escapes.</text:p>
            <text:p text:style-name="P5"><text:s/>*</text:p>
            <text:p text:style-name="P5"><text:s/>* Created: 17 April 1997</text:p>
            <text:p text:style-name="P5"><text:s/>* Author: Bert Bos &lt;bert@w3.org&gt;</text:p>
            <text:p text:style-name="P5"><text:s/>*</text:p>
            <text:p text:style-name="P5"><text:s/>* URLUTF8Encoder: http://www.w3.org/International/URLUTF8Encoder.java</text:p>
            <text:p text:style-name="P5"><text:s/>*</text:p>
            <text:p text:style-name="P5"><text:s/>* Copyright © 1997 World Wide Web Consortium, (Massachusetts</text:p>
            <text:p text:style-name="P5"><text:s/>* Institute of Technology, European Research Consortium for</text:p>
            <text:p text:style-name="P5"><text:s/>* Informatics and Mathematics, Keio University). All Rights Reserved. </text:p>
            <text:p text:style-name="P5"><text:s/>* This work is distributed under the W3C® Software License [1] in the</text:p>
            <text:p text:style-name="P5"><text:s/>* hope that it will be useful, but WITHOUT ANY WARRANTY; without even</text:p>
            <text:p text:style-name="P5"><text:s/>* the implied warranty of MERCHANTABILITY or FITNESS FOR A PARTICULAR</text:p>
            <text:p text:style-name="P5"><text:s/>* PURPOSE.</text:p>
            <text:p text:style-name="P5"><text:s/>*</text:p>
            <text:p text:style-name="P5"><text:s/>* [1] http://www.w3.org/Consortium/Legal/2002/copyright-software-20021231</text:p>
            <text:p text:style-name="P6"><text:s/>*/</text:p>
            <text:p text:style-name="P6"/>
            <text:p text:style-name="P6"><text:a xlink:type="simple" xlink:href="http://www.w3.org/International/URLUTF8Encoder.java"><text:span text:style-name="T24">http://www.w3.org/International/URLUTF8Encoder.java</text:span></text:a><text:span text:style-name="T24"> </text:span></text:p>
          </table:table-cell>
        </table:table-row>
        <table:table-row>
          <table:table-cell table:style-name="Table1.A2" office:value-type="string">
            <text:p text:style-name="P2">HTMLEntities</text:p>
          </table:table-cell>
          <table:table-cell table:style-name="Table1.B2" office:value-type="string">
            <text:p text:style-name="P8"><text:a xlink:type="simple" xlink:href="http://www.gnu.org/copyleft/lesser.html" office:target-frame-name="_blank" xlink:show="new"><text:span text:style-name="T8">GNU LESSER GENERAL PUBLIC LICENSE v.2.1</text:span></text:a></text:p>
            <text:p text:style-name="P8"><text:a xlink:type="simple" xlink:href="http://www.gnu.org/licenses/old-licenses/lgpl-2.1.html">http://www.gnu.org/licenses/old-licenses/lgpl-2.1.html</text:a><text:span text:style-name="T8"> </text:span><text:line-break/><text:soft-page-break/></text:p>
            <text:p text:style-name="P8"><text:a xlink:type="simple" xlink:href="http://htmlentities.sourceforge.net/">http://htmlentities.sourceforge.net</text:a><text:span text:style-name="T25"> </text:span></text:p>
          </table:table-cell>
        </table:table-row>
      </table:table>
      <text:p text:style-name="P4"/>
      <text:h text:style-name="P37" text:outline-level="2"><text:span text:style-name="T5"><text:tab/>2.2 <text:s/>License for Package : </text:span><text:span text:style-name="T6">com.swabunga.spell.engine</text:span></text:h>
      <table:table table:name="Table3" table:style-name="Table3">
        <table:table-column table:style-name="Table3.A"/>
        <table:table-column table:style-name="Table3.B"/>
        <table:table-header-rows>
          <table:table-row>
            <table:table-cell table:style-name="Table3.A1" office:value-type="string">
              <text:p text:style-name="P14">Third-Party Software</text:p>
            </table:table-cell>
            <table:table-cell table:style-name="Table3.B1" office:value-type="string">
              <text:p text:style-name="P10">License</text:p>
            </table:table-cell>
          </table:table-row>
        </table:table-header-rows>
        <table:table-row>
          <table:table-cell table:style-name="Table3.A2" office:value-type="string">
            <text:p text:style-name="P2">Jazzy</text:p>
          </table:table-cell>
          <table:table-cell table:style-name="Table3.B2" office:value-type="string">
            <text:p text:style-name="P8">/*</text:p>
            <text:p text:style-name="P8">Jazzy - a Java library for Spell Checking</text:p>
            <text:p text:style-name="P8">Copyright (C) 2001 Mindaugas Idzelis</text:p>
            <text:p text:style-name="P8">Full text of license can be found in LICENSE.txt</text:p>
            <text:p text:style-name="P8"/>
            <text:p text:style-name="P8">This library is free software; you can redistribute it and/or</text:p>
            <text:p text:style-name="P8">modify it under the terms of the GNU Lesser General Public</text:p>
            <text:p text:style-name="P8">License as published by the Free Software Foundation; either</text:p>
            <text:p text:style-name="P8">version 2.1 of the License, or (at your option) any later version.</text:p>
            <text:p text:style-name="P8"/>
            <text:p text:style-name="P8">This library is distributed in the hope that it will be useful,</text:p>
            <text:p text:style-name="P8">but WITHOUT ANY WARRANTY; without even the implied warranty of</text:p>
            <text:p text:style-name="P8">MERCHANTABILITY or FITNESS FOR A PARTICULAR PURPOSE. <text:s/>See the GNU</text:p>
            <text:p text:style-name="P8">Lesser General Public License for more details.</text:p>
            <text:p text:style-name="P8"/>
            <text:p text:style-name="P8">You should have received a copy of the GNU Lesser General Public</text:p>
            <text:p text:style-name="P8">License along with this library; if not, write to the Free Software</text:p>
            <text:p text:style-name="P8">Foundation, Inc., 51 Franklin Street, Fifth Floor, Boston, MA <text:s/>02110-1301 <text:s/>USA</text:p>
            <text:p text:style-name="P7">*/</text:p>
            <text:p text:style-name="P7"/>
            <text:p text:style-name="P7"><text:a xlink:type="simple" xlink:href="http://jazzy.sourceforge.net/"><text:span text:style-name="T24">http://jazzy.sourceforge.net/</text:span></text:a><text:span text:style-name="T24"> </text:span></text:p>
          </table:table-cell>
        </table:table-row>
      </table:table>
      <text:p text:style-name="P9"/>
      <text:h text:style-name="Heading_20_2" text:outline-level="2"><text:span text:style-name="T5"><text:tab/>2.3 <text:s/></text:span><text:span text:style-name="T3">Licenses for </text:span><text:span text:style-name="T2">Apache Software</text:span></text:h>
      <table:table table:name="Table5" table:style-name="Table5">
        <table:table-column table:style-name="Table5.A"/>
        <table:table-column table:style-name="Table5.B"/>
        <table:table-header-rows>
          <table:table-row>
            <table:table-cell table:style-name="Table5.A1" office:value-type="string">
              <text:p text:style-name="P14">Third-Party Software</text:p>
            </table:table-cell>
            <table:table-cell table:style-name="Table5.B1" office:value-type="string">
              <text:p text:style-name="P10">License</text:p>
            </table:table-cell>
          </table:table-row>
        </table:table-header-rows>
        <table:table-row>
          <table:table-cell table:style-name="Table5.A2" office:value-type="string">
            <text:p text:style-name="P2">Apache Ant</text:p>
            <text:p text:style-name="P2">(Package : org.apache.tools.bzip2)</text:p>
          </table:table-cell>
          <table:table-cell table:style-name="Table5.B2" office:value-type="string">
            <text:p text:style-name="P12"><text:a xlink:type="simple" xlink:href="http://www.apache.org/licenses/LICENSE-2.0">http://www.apache.org/licenses/LICENSE-2.0</text:a></text:p>
            <text:p text:style-name="P2"/>
            <text:p text:style-name="P7"><text:a xlink:type="simple" xlink:href="http://ant.apache.org/"><text:span text:style-name="T24">http://ant.apache.org/</text:span></text:a><text:span text:style-name="T24"> </text:span></text:p>
          </table:table-cell>
        </table:table-row>
        <table:table-row>
          <table:table-cell table:style-name="Table5.A2" office:value-type="string">
            <text:p text:style-name="P2">ExtractTextFromPDFFile</text:p>
            <text:p text:style-name="P2">(Package : org.olanto.conman.util.otheropen)</text:p>
          </table:table-cell>
          <table:table-cell table:style-name="Table5.B2" office:value-type="string">
            <text:p text:style-name="P12"><text:a xlink:type="simple" xlink:href="http://www.apache.org/licenses/LICENSE-2.0">http://www.apache.org/licenses/LICENSE-2.0</text:a></text:p>
            <text:p text:style-name="P12"/>
            <text:p text:style-name="P7"><text:a xlink:type="simple" xlink:href="http://pdfbox.apache.org/"><text:span text:style-name="T24">http://pdfbox.apache.org/</text:span></text:a><text:span text:style-name="T24"> </text:span></text:p>
          </table:table-cell>
        </table:table-row>
        <table:table-row>
          <table:table-cell table:style-name="Table5.A2" office:value-type="string">
            <text:p text:style-name="P2">Snowball</text:p>
            <text:p text:style-name="P2">(Package : net.sf.snowball)</text:p>
          </table:table-cell>
          <table:table-cell table:style-name="Table5.B2" office:value-type="string">
            <text:p text:style-name="P13"><text:a xlink:type="simple" xlink:href="http://www.apache.org/licenses/LICENSE-2.0">http://www.apache.org/licenses/LICENSE-2.0</text:a></text:p>
            <text:p text:style-name="P13"/>
            <text:p text:style-name="P13"><text:a xlink:type="simple" xlink:href="http://lucene.apache.org/core/old_versioned_docs/versions/3_0_1/api/contrib-snowball/org/apache/lucene/analysis/snowball/SnowballAnalyzer.html">http://lucene.apache.org/core/old_versioned_docs/versions/3_0_1/api/contrib-snowball/org/apache/lucene/analysis/snowball/SnowballAnalyzer.html</text:a> </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 Serif'"/>
    <style:font-face style:name="Calibri" svg:font-family="Calibri, sans-serif"/>
    <style:font-face style:name="Courier" svg:font-family="Courier, 'MS Courier New', Prestige, 'Everson Monocourrier', monospace"/>
    <style:font-face style:name="Helvetica" svg:font-family="Helvetica, Arial, 'Liberation Sans', FreeSans, sans-serif"/>
    <style:font-face style:name="Lucida Grande" svg:font-family="'Lucida Grande', Tahoma, Verdana, Arial, Helvetica, sans-serif"/>
    <style:font-face style:name="Mangal1" svg:font-family="Mangal"/>
    <style:font-face style:name="Times New Roman1" svg:font-family="'Times New Roman'"/>
    <style:font-face style:name="Verdana" svg:font-family="Verdana, Arial, SunSans-Regular,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im Benzineb</meta:initial-creator>
    <meta:creation-date>2012-06-22T10:55:01.45</meta:creation-date>
    <dc:date>2012-06-26T22:02:32.64</dc:date>
    <dc:creator>Karim Benzineb</dc:creator>
    <meta:editing-duration>PT07H11M05S</meta:editing-duration>
    <meta:editing-cycles>63</meta:editing-cycles>
    <meta:generator>OpenOffice.org/3.2$Win32 OpenOffice.org_project/320m18$Build-9502</meta:generator>
    <meta:document-statistic meta:table-count="4" meta:image-count="0" meta:object-count="0" meta:page-count="5" meta:paragraph-count="226" meta:word-count="1786" meta:character-count="13862"/>
  </office:meta>
</office:document-meta>
</file>